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officeooo:rsid="001bd329" officeooo:paragraph-rsid="001bd329"/>
    </style:style>
    <style:style style:name="P10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fo:language="en" fo:country="US"/>
    </style:style>
    <style:style style:name="gr1" style:family="graphic">
      <style:graphic-properties draw:stroke="none" draw:fill="solid" draw:fill-color="#c0c0c0" draw:opacity="50%" draw:auto-grow-height="false" draw:auto-grow-width="false" fo:min-height="8.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5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nube2_2</text:file-name></text:p>
      <text:p text:style-name="P5">Marcos Miquel Lisarde</text:p>
      <text:p text:style-name="P2"/>
      <text:p text:style-name="P9">1) U<text:span text:style-name="T4">na startup lanza una app móvil con un crecimiento de usuarios impredecible. No tiene capital inicial elevado y necesita evitar costes fijos. Selecciona el modelo de precios más adecuado, justifica tu elección y menciona los riesgos de costes variables.</text:span></text:p>
      <text:p text:style-name="P8"><text:bookmark text:name="yui_3_18_1_1_1762258732156_98"/><text:bookmark text:name="yui_3_18_1_1_1762258732156_97"/>2) Una empresa mantiene una base de datos SQL que opera 24/7 con carga estable. Explica qué modelo elegirías para reducir costes y calcula el ahorro estimado frente a un pago bajo demanda.</text:p>
      <text:p text:style-name="Text_20_body"><text:span text:style-name="T4">3) </text:span>Un estudio de animación ejecuta renderizados nocturnos que pueden interrumpirse. Selecciona el modelo más económico posible y explica cómo mitigar el riesgo de interrupción.</text:p>
      <text:p text:style-name="Text_20_body">4) Una plataforma educativa tiene tráfico alto en época de exámenes y bajo el resto del año. Describe cómo funcionaría el autoescalado y qué ventaja tiene frente al pago fijo.</text:p>
      <text:p text:style-name="Text_20_body">5) Una ONG guarda datos en Europa y América para cumplir con la legislación local de cada lugar. Explica cómo elegir regiones adecuadas y qué costes adicionales puede generar el tráfico entre ellas.</text:p>
      <text:p text:style-name="Text_20_body">6) Un instituto quiere enseñar administración cloud sin presupuesto inicial. Determina qué recursos podrían utilizar gratuitamente y cuáles requerirían pasar a pago.</text:p>
      <text:p text:style-name="Text_20_body">7) Una empresa tiene tres servicios: Web con tráfico irregular, sistema de nóminas constante, análisis mensual no crítico.  Combina tres modelos de precios distintos para optimizar el coste total.</text:p>
      <text:p text:style-name="Text_20_body">8) Una empresa lanza una web de campaña durante tres semanas, con picos de tráfico y cierre posterior. Selecciona el modelo de precios idóneo y explica cómo controlar el gasto.</text:p>
      <text:p text:style-name="Text_20_body">9) Compara estos tres casos: Web municipal (tráfico estable), web turística (picos en verano), web de pruebas para estudiantes. Asigna a cada caso el modelo de precios correcto y justifica brevement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5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nube2_2</text:file-name><draw:custom-shape text:anchor-type="char" draw:z-index="0" draw:name="PowerPlusWaterMarkObject 1" draw:style-name="Mgr1" draw:text-style-name="MP1" svg:width="16.999cm" svg:height="8.579cm" draw:transform="rotate (0.785398163397448) translate (-0.645583333333333cm 14.9738333333333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nube2_2</text:file-name><draw:custom-shape text:anchor-type="char" draw:z-index="1" draw:name="PowerPlusWaterMarkObject 2" draw:style-name="Mgr1" draw:text-style-name="MP1" svg:width="16.999cm" svg:height="8.579cm" draw:transform="rotate (0.785398163397448) translate (-0.645583333333333cm 14.9738333333333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9.589cm" draw:transform="rotate (0.785398163397448) translate (-0.719666666666667cm 16.8135694444444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5.753cm" draw:transform="skewX (5.67936211024091E-017) 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9.085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04T13:53:58.121837060</dc:date>
    <meta:editing-duration>PT1H6M42S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2" meta:paragraph-count="15" meta:word-count="283" meta:character-count="1782" meta:non-whitespace-character-count="1509"/>
  </office:meta>
</office:document-meta>
</file>